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2.05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  <style:text-properties fo:color="#000000" fo:font-family="Arial" style:font-family-generic="swiss" fo:font-size="10pt" style:font-family-asian="Arial" style:font-family-generic-asian="swiss" style:font-size-asian="10pt" style:font-family-complex="Arial" style:font-family-generic-complex="swiss" style:font-size-complex="5.69999980926514pt"/>
    </style:style>
    <style:style style:name="P3" style:family="paragraph">
      <style:text-properties fo:font-family="'Times New Roman'" style:font-family-generic="roman" style:font-pitch="variable" fo:font-size="10pt" style:font-size-asian="10pt" style:font-size-complex="10pt"/>
    </style:style>
    <style:style style:name="T1" style:family="text">
      <style:text-properties fo:font-family="'Times New Roman'" style:font-family-generic="roman" style:font-pitch="variable" fo:font-size="10pt" style:font-size-asian="10pt" style:font-size-complex="10pt"/>
    </style:style>
    <style:style style:name="T2" style:family="text">
      <style:text-properties fo:font-family="'Times New Roman'" style:font-family-generic="roman" style:font-pitch="variable" fo:font-size="10pt" style:font-family-asian="'Times New Roman'" style:font-style-name-asian="Regular" style:font-family-generic-asian="roman" style:font-size-asian="10pt" style:font-family-complex="'Times New Roman'" style:font-style-name-complex="Regular" style:font-family-generic-complex="roman" style:font-size-complex="10pt"/>
    </style:style>
    <style:style style:name="T3" style:family="text">
      <style:text-properties fo:font-family="'Times New Roman'" style:font-family-generic="roman" style:font-pitch="variable" fo:font-size="10pt" style:font-family-asian="'Times New Roman'" style:font-style-name-asian="Regular" style:font-family-generic-asian="roman" style:font-size-asian="10pt" style:font-family-complex="'Times New Roman'" style:font-style-name-complex="Regular" style:font-family-generic-complex="roman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cm" svg:height="10cm" svg:x="1cm" svg:y="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2.555cm" svg:height="1.418cm" svg:x="3.413cm" svg:y="2.143cm">
          <draw:text-box>
            <text:p><text:span text:style-name="T1">f(x) = </text:span><text:span text:style-name="T2">87.653x</text:span></text:p>
            <text:p><text:span text:style-name="T3">R² = </text:span><text:span text:style-name="T2">0.9955</text:span></text:p>
            <text:p text:style-name="P2"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 Ding</meta:initial-creator>
    <meta:creation-date>2016-10-23T21:30:26</meta:creation-date>
    <dc:date>2016-10-23T21:33:05</dc:date>
    <dc:creator>Lu Ding</dc:creator>
    <meta:editing-duration>PT2M40S</meta:editing-duration>
    <meta:editing-cycles>1</meta:editing-cycles>
    <meta:document-statistic meta:object-count="2"/>
    <meta:generator>OpenOffice/4.1.3$Unix OpenOffice.org_project/413m1$Build-97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" chart:maximum="1" chart:interval-major="0.2" chart:interval-minor-divisor="1" chart:reverse-direction="false" text:line-break="false" chart:link-data-style-to-source="false" chart:axis-position="0" chart:axis-label-position="outside-start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-100" chart:maximum="100" chart:reverse-direction="false" text:line-break="false" chart:link-data-style-to-source="false" chart:axis-position="0" chart:axis-label-position="outside-start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8" style:family="chart" style:data-style-name="N8000">
      <style:chart-properties chart:symbol-type="named-symbol" chart:symbol-name="arrow-down" chart:symbol-width="0.15cm" chart:symbol-height="0.15cm" chart:link-data-style-to-source="fals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symbol-type="named-symbol" chart:symbol-name="diamond" chart:symbol-width="0.15cm" chart:symbol-height="0.15cm" chart:link-data-style-to-source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8000">
      <style:chart-properties chart:symbol-type="named-symbol" chart:symbol-name="circle" chart:symbol-width="0.15cm" chart:symbol-height="0.1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2cm" svg:stroke-color="#000000" draw:fill-color="#000000"/>
      <style:text-properties fo:font-size="10pt" style:font-size-asian="10pt" style:font-size-complex="10pt"/>
    </style:style>
    <style:style style:name="ch12" style:family="chart">
      <style:graphic-properties draw:stroke="solid" svg:stroke-width="0.05cm" draw:fill="solid" draw:fill-color="#ffffff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01cm" svg:height="10.001cm" xlink:href="." xlink:type="simple" chart:class="chart:scatter" chart:style-name="ch1">
        <chart:legend chart:legend-position="end" svg:x="14.648cm" svg:y="3.962cm" style:legend-expansion="high" chart:style-name="ch2"/>
        <chart:plot-area chart:style-name="ch3" chart:data-source-has-labels="both" svg:x="1.527cm" svg:y="0.935cm" svg:width="12.401cm" svg:height="7.729cm">
          <chartooo:coordinate-region svg:x="2.425cm" svg:y="1.132cm" svg:width="11.409cm" svg:height="6.889cm"/>
          <chart:axis chart:dimension="x" chart:name="primary-x" chart:style-name="ch4" chartooo:axis-type="auto">
            <chart:title svg:x="7.547cm" svg:y="8.864cm" chart:style-name="ch5">
              <text:p>q</text:p>
            </chart:title>
            <chart:categories table:cell-range-address="local-table.$A$2:.$A$12"/>
          </chart:axis>
          <chart:axis chart:dimension="y" chart:name="primary-y" chart:style-name="ch6">
            <chart:title svg:x="0.451cm" svg:y="7.508cm" chart:style-name="ch7">
              <text:p>free energy difference [kJ/mol]</text:p>
            </chart:title>
          </chart:axis>
          <chart:series chart:style-name="ch8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series chart:style-name="ch9" chart:values-cell-range-address="local-table.$D$2:.$D$12" chart:label-cell-address="local-table.$D$1" chart:class="chart:scatter">
            <chart:data-point chart:repeated="11"/>
          </chart:series>
          <chart:series chart:style-name="ch10" chart:values-cell-range-address="local-table.$E$2:.$E$12" chart:label-cell-address="local-table.$E$1" chart:class="chart:scatter">
            <chart:data-point chart:repeated="11"/>
          </chart:series>
          <chart:series chart:style-name="ch11" chart:values-cell-range-address="local-table.$F$2:.$F$12" chart:label-cell-address="local-table.$F$1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max1_convo</text:p>
              </table:table-cell>
              <table:table-cell office:value-type="string">
                <text:p>nmax5_inter</text:p>
              </table:table-cell>
              <table:table-cell office:value-type="string">
                <text:p>nmax1_lmn</text:p>
              </table:table-cell>
              <table:table-cell office:value-type="string">
                <text:p>linea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7.653">
                <text:p>-87.6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8">
                <text:p>-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4.7315533308197">
                <text:p>-64.7315533308197</text:p>
              </table:table-cell>
              <table:table-cell office:value-type="float" office:value="-70.1224">
                <text:p>-70.12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6">
                <text:p>-0.6</text:p>
              </table:table-cell>
              <table:table-cell office:value-type="float" office:value="NaN">
                <text:p>NaN</text:p>
              </table:table-cell>
              <table:table-cell office:value-type="float" office:value="-48.0203384833738">
                <text:p>-48.0203384833738</text:p>
              </table:table-cell>
              <table:table-cell office:value-type="float" office:value="-51.7255441261247">
                <text:p>-51.7255441261247</text:p>
              </table:table-cell>
              <table:table-cell office:value-type="float" office:value="-52.5918">
                <text:p>-52.59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4">
                <text:p>-0.4</text:p>
              </table:table-cell>
              <table:table-cell office:value-type="float" office:value="-29.8343335283148">
                <text:p>-29.8343335283148</text:p>
              </table:table-cell>
              <table:table-cell office:value-type="float" office:value="-31.3465670661028">
                <text:p>-31.3465670661028</text:p>
              </table:table-cell>
              <table:table-cell office:value-type="float" office:value="-35.9183133103955">
                <text:p>-35.9183133103955</text:p>
              </table:table-cell>
              <table:table-cell office:value-type="float" office:value="-35.0612">
                <text:p>-35.06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">
                <text:p>-0.2</text:p>
              </table:table-cell>
              <table:table-cell office:value-type="float" office:value="-17.1545966688922">
                <text:p>-17.1545966688922</text:p>
              </table:table-cell>
              <table:table-cell office:value-type="float" office:value="-14.9089112707505">
                <text:p>-14.9089112707505</text:p>
              </table:table-cell>
              <table:table-cell office:value-type="float" office:value="-18.6404873743674">
                <text:p>-18.6404873743674</text:p>
              </table:table-cell>
              <table:table-cell office:value-type="float" office:value="-17.5306">
                <text:p>-17.53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0.290125775387249">
                <text:p>-0.290125775387249</text:p>
              </table:table-cell>
              <table:table-cell office:value-type="float" office:value="1.61367491995246">
                <text:p>1.61367491995246</text:p>
              </table:table-cell>
              <table:table-cell office:value-type="float" office:value="-0.233025080047547">
                <text:p>-0.233025080047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16.2039821974159">
                <text:p>16.2039821974159</text:p>
              </table:table-cell>
              <table:table-cell office:value-type="float" office:value="18.3476036589116">
                <text:p>18.3476036589116</text:p>
              </table:table-cell>
              <table:table-cell office:value-type="float" office:value="15.9887713876397">
                <text:p>15.9887713876397</text:p>
              </table:table-cell>
              <table:table-cell office:value-type="float" office:value="17.5306">
                <text:p>17.5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">
                <text:p>0.4</text:p>
              </table:table-cell>
              <table:table-cell office:value-type="float" office:value="33.4763354498107">
                <text:p>33.4763354498107</text:p>
              </table:table-cell>
              <table:table-cell office:value-type="float" office:value="35.1257548277603">
                <text:p>35.1257548277603</text:p>
              </table:table-cell>
              <table:table-cell office:value-type="float" office:value="31.8563448597794">
                <text:p>31.8563448597794</text:p>
              </table:table-cell>
              <table:table-cell office:value-type="float" office:value="35.0612">
                <text:p>35.06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">
                <text:p>0.6</text:p>
              </table:table-cell>
              <table:table-cell office:value-type="float" office:value="54.0161339817972">
                <text:p>54.0161339817972</text:p>
              </table:table-cell>
              <table:table-cell office:value-type="float" office:value="52.2392945621348">
                <text:p>52.2392945621348</text:p>
              </table:table-cell>
              <table:table-cell office:value-type="float" office:value="50.4158953363715">
                <text:p>50.4158953363715</text:p>
              </table:table-cell>
              <table:table-cell office:value-type="float" office:value="52.5918">
                <text:p>52.59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">
                <text:p>0.8</text:p>
              </table:table-cell>
              <table:table-cell office:value-type="float" office:value="75.467438149235">
                <text:p>75.467438149235</text:p>
              </table:table-cell>
              <table:table-cell office:value-type="float" office:value="68.9517212689426">
                <text:p>68.9517212689426</text:p>
              </table:table-cell>
              <table:table-cell office:value-type="float" office:value="69.584748716319">
                <text:p>69.584748716319</text:p>
              </table:table-cell>
              <table:table-cell office:value-type="float" office:value="70.1224">
                <text:p>70.12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97.5299608855229">
                <text:p>97.5299608855229</text:p>
              </table:table-cell>
              <table:table-cell office:value-type="float" office:value="87.5309735918245">
                <text:p>87.5309735918245</text:p>
              </table:table-cell>
              <table:table-cell office:value-type="float" office:value="89.1341034065299">
                <text:p>89.1341034065299</text:p>
              </table:table-cell>
              <table:table-cell office:value-type="float" office:value="87.653">
                <text:p>87.6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